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43e8" officeooo:paragraph-rsid="001343e8"/>
    </style:style>
    <style:style style:name="P2" style:family="paragraph" style:parent-style-name="Standard">
      <style:paragraph-properties fo:text-align="start" style:justify-single-word="false"/>
      <style:text-properties officeooo:rsid="001343e8" officeooo:paragraph-rsid="001343e8"/>
    </style:style>
    <style:style style:name="P3" style:family="paragraph" style:parent-style-name="Standard">
      <style:paragraph-properties fo:text-align="center" style:justify-single-word="false"/>
      <style:text-properties officeooo:rsid="0014bf31" officeooo:paragraph-rsid="001343e8"/>
    </style:style>
    <style:style style:name="P4" style:family="paragraph" style:parent-style-name="Standard">
      <style:paragraph-properties fo:text-align="start" style:justify-single-word="false"/>
      <style:text-properties officeooo:rsid="0014bf31" officeooo:paragraph-rsid="0014bf31"/>
    </style:style>
    <style:style style:name="P5" style:family="paragraph" style:parent-style-name="Standard">
      <style:paragraph-properties fo:text-align="start" style:justify-single-word="false"/>
      <style:text-properties officeooo:rsid="0015e072" officeooo:paragraph-rsid="001343e8"/>
    </style:style>
    <style:style style:name="P6" style:family="paragraph" style:parent-style-name="Standard">
      <style:paragraph-properties fo:text-align="start" style:justify-single-word="false"/>
      <style:text-properties officeooo:rsid="00168161" officeooo:paragraph-rsid="001343e8"/>
    </style:style>
    <style:style style:name="T1" style:family="text">
      <style:text-properties officeooo:rsid="0015e072"/>
    </style:style>
    <style:style style:name="T2" style:family="text">
      <style:text-properties officeooo:rsid="0016816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sis Structure</text:p>
      <text:p text:style-name="P3"/>
      <text:p text:style-name="P3"/>
      <text:p text:style-name="P4">ABSTRACT: </text:p>
      <text:p text:style-name="P4"/>
      <text:p text:style-name="P4">Autonomous navigation of an UGV using SLAM. </text:p>
      <text:p text:style-name="P4">Framework used is ROS.</text:p>
      <text:p text:style-name="P4">Simulation (Gazebo and Rviz for visualization) and real world experiment.</text:p>
      <text:p text:style-name="P4">Algo used: Gmapping and maybe compare with Rtabmap ??</text:p>
      <text:p text:style-name="P4">Need to find <text:span text:style-name="T1">robot</text:span> open source software to perform navigation.</text:p>
      <text:p text:style-name="P4"/>
      <text:p text:style-name="P1"/>
      <text:p text:style-name="P1"/>
      <text:p text:style-name="P2">1. INTRODUCTION</text:p>
      <text:p text:style-name="P2"/>
      <text:p text:style-name="P2">2. DESIGN</text:p>
      <text:p text:style-name="P2"><text:tab/><text:span text:style-name="T1">a) ROS (Basics, Navigation Stack, other concepts: URDF, Tfs, Rviz, Gazebo...)</text:span></text:p>
      <text:p text:style-name="P2"><text:tab/><text:span text:style-name="T1">b) Hardware (motors, sensors, CPUs, Rpi ...)</text:span></text:p>
      <text:p text:style-name="P2"/>
      <text:p text:style-name="P2">3. <text:span text:style-name="T2">ALGORITHM USED</text:span></text:p>
      <text:p text:style-name="P2"><text:tab/><text:span text:style-name="T2">a) Gmapping</text:span></text:p>
      <text:p text:style-name="P2"><text:tab/><text:span text:style-name="T2">b) AMCL</text:span></text:p>
      <text:p text:style-name="P2"><text:tab/><text:span text:style-name="T2">c) Rtabmap ??</text:span></text:p>
      <text:p text:style-name="P2"/>
      <text:p text:style-name="P2">4. RESULTS/ <text:span text:style-name="T1">SLAM IMPLEMENTATION</text:span></text:p>
      <text:p text:style-name="P2"><text:tab/><text:span text:style-name="T1">a) Map Generation</text:span></text:p>
      <text:p text:style-name="P2"><text:tab/><text:span text:style-name="T1">b) Localization</text:span></text:p>
      <text:p text:style-name="P5"><text:tab/>c) Autonomous Navigation/Path Planning/Obstacle Avoidance</text:p>
      <text:p text:style-name="P6"><text:tab/>d) Real World Experiment</text:p>
      <text:p text:style-name="P6"><text:s/></text:p>
      <text:p text:style-name="P2"/>
      <text:p text:style-name="P2">5. CONCLUS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0T13:22:56.928243066</meta:creation-date>
    <meta:editing-duration>PT24S</meta:editing-duration>
    <meta:editing-cycles>2</meta:editing-cycles>
    <meta:generator>LibreOffice/6.0.7.3$Linux_X86_64 LibreOffice_project/00m0$Build-3</meta:generator>
    <dc:date>2022-01-20T13:23:19.635356283</dc:date>
    <meta:document-statistic meta:table-count="0" meta:image-count="0" meta:object-count="0" meta:page-count="1" meta:paragraph-count="22" meta:word-count="95" meta:character-count="641" meta:non-whitespace-character-count="555"/>
  </office:meta>
</office:document-meta>
</file>